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or_20_omisión">
      <style:paragraph-properties fo:margin-left="0cm" fo:margin-right="0cm" style:line-height-at-least="0.494cm" fo:text-align="start" style:justify-single-word="false" fo:text-indent="0cm" style:auto-text-indent="false" style:writing-mode="lr-tb"/>
    </style:style>
    <style:style style:name="P2" style:family="paragraph" style:parent-style-name="Por_20_omisión">
      <style:paragraph-properties fo:margin-left="0cm" fo:margin-right="0cm" style:line-height-at-least="0.494cm" fo:text-align="start" style:justify-single-word="false" fo:text-indent="0cm" style:auto-text-indent="false" style:writing-mode="lr-tb"/>
      <style:text-properties fo:color="#0000ee" style:text-outline="false" style:font-name="Times" fo:font-size="12pt" style:text-underline-style="solid" style:text-underline-width="auto" style:text-underline-color="#00000a" style:font-name-asian="Times1" style:font-size-asian="12pt" style:font-name-complex="Times1" style:font-size-complex="12pt"/>
    </style:style>
    <style:style style:name="P3" style:family="paragraph">
      <style:paragraph-properties style:writing-mode="lr-tb"/>
    </style:style>
    <style:style style:name="P4" style:family="paragraph" style:parent-style-name="Cuerpo">
      <style:paragraph-properties fo:text-align="start" style:justify-single-word="false" style:writing-mode="lr-tb"/>
    </style:style>
    <style:style style:name="P5" style:family="paragraph" style:parent-style-name="Cuerpo">
      <style:paragraph-properties fo:text-align="start" style:justify-single-word="false" style:writing-mode="lr-tb"/>
      <style:text-properties officeooo:paragraph-rsid="0009fa1a"/>
    </style:style>
    <style:style style:name="P6" style:family="paragraph" style:parent-style-name="Cuerpo">
      <style:paragraph-properties fo:text-align="start" style:justify-single-word="false" style:writing-mode="lr-tb"/>
      <style:text-properties officeooo:paragraph-rsid="00074e8c"/>
    </style:style>
    <style:style style:name="P7" style:family="paragraph" style:parent-style-name="Cuerpo">
      <style:paragraph-properties fo:text-align="start" style:justify-single-word="false" style:writing-mode="lr-tb"/>
      <style:text-properties officeooo:paragraph-rsid="00087284"/>
    </style:style>
    <style:style style:name="P8" style:family="paragraph" style:parent-style-name="Cuerpo" style:master-page-name="Standard">
      <style:paragraph-properties style:page-number="auto"/>
    </style:style>
    <style:style style:name="P9" style:family="paragraph" style:parent-style-name="Bibliography_20_1">
      <style:paragraph-properties fo:text-align="start" style:justify-single-word="false" style:writing-mode="lr-tb"/>
      <style:text-properties officeooo:paragraph-rsid="00087284"/>
    </style:style>
    <style:style style:name="P10" style:family="paragraph" style:parent-style-name="Bibliography_20_1">
      <style:text-properties officeooo:paragraph-rsid="00087284"/>
    </style:style>
    <style:style style:name="P11" style:family="paragraph" style:parent-style-name="Bibliography_20_1">
      <style:text-properties officeooo:paragraph-rsid="000c9732"/>
    </style:style>
    <style:style style:name="T1" style:family="text">
      <style:text-properties fo:language="none" fo:country="none" fo:font-weight="bold" style:font-weight-asian="bold" style:font-weight-complex="bold"/>
    </style:style>
    <style:style style:name="T2" style:family="text">
      <style:text-properties fo:language="none" fo:country="none" fo:font-weight="bold" officeooo:rsid="00074e8c" style:font-weight-asian="bold" style:font-weight-complex="bold"/>
    </style:style>
    <style:style style:name="T3" style:family="text">
      <style:text-properties fo:language="none" fo:country="none" fo:font-weight="bold" officeooo:rsid="00087284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7284" style:font-weight-asian="bold" style:font-weight-complex="bold"/>
    </style:style>
    <style:style style:name="T6" style:family="text">
      <style:text-properties fo:font-weight="bold" officeooo:rsid="00074e8c" style:font-weight-asian="bold" style:font-weight-complex="bold"/>
    </style:style>
    <style:style style:name="T7" style:family="text">
      <style:text-properties fo:language="nl" fo:country="N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74e8c"/>
    </style:style>
    <style:style style:name="T10" style:family="text">
      <style:text-properties fo:language="en" fo:country="US" fo:font-weight="bold" officeooo:rsid="00074e8c" style:font-weight-asian="bold" style:font-weight-complex="bold"/>
    </style:style>
    <style:style style:name="T11" style:family="text">
      <style:text-properties fo:language="en" fo:country="US" fo:font-weight="bold" officeooo:rsid="0009fa1a" style:font-weight-asian="bold" style:font-weight-complex="bold"/>
    </style:style>
    <style:style style:name="T12" style:family="text">
      <style:text-properties fo:language="en" fo:country="US" officeooo:rsid="0009fa1a"/>
    </style:style>
    <style:style style:name="T13" style:family="text">
      <style:text-properties fo:language="de" fo:country="DE"/>
    </style:style>
    <style:style style:name="T14" style:family="text">
      <style:text-properties style:font-name="Times" fo:font-size="12pt" fo:language="none" fo:country="none" fo:font-weight="bold" style:font-size-asian="12pt" style:font-weight-asian="bold" style:font-size-complex="12pt" style:font-weight-complex="bold"/>
    </style:style>
    <style:style style:name="T15" style:family="text">
      <style:text-properties style:font-name="Times" fo:font-size="12pt" fo:font-weight="bold" style:font-name-asian="Times1" style:font-size-asian="12pt" style:font-weight-asian="bold" style:font-name-complex="Times1" style:font-size-complex="12pt" style:font-weight-complex="bold"/>
    </style:style>
    <style:style style:name="T16" style:family="text">
      <style:text-properties fo:language="it" fo:country="IT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087284"/>
    </style:style>
    <style:style style:name="T19" style:family="text">
      <style:text-properties officeooo:rsid="00074e8c" style:font-weight-asian="bold" style:font-weight-complex="bold"/>
    </style:style>
    <style:style style:name="T20" style:family="text">
      <style:text-properties officeooo:rsid="000c97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THESIS</text:span><text:span text:style-name="T1"> 1</text:span></text:p>
      <text:p text:style-name="Cuerpo"><text:span text:style-name="T1"/></text:p>
      <text:p text:style-name="Cuerpo"><text:span text:style-name="T1">Accelerating DNA Variant Calling Algorithms on High Performance Computing Systems</text:span></text:p>
      <text:p text:style-name="P4">Ren, <text:span text:style-name="T7">Shanshan</text:span></text:p>
      <text:p text:style-name="P4"/>
      <text:p text:style-name="P4"><text:span text:style-name="T10">URL: </text:span><text:span text:style-name="T8">https://repository.tudelft.nl/islandora/object/uuid:1752b8ce-631b-4127-91c9-92538e34a13b?collection=research</text:span></text:p>
      <text:p text:style-name="P4"/>
      <text:p text:style-name="P4"><text:span text:style-name="Ninguno"><text:span text:style-name="T1">DBLP</text:span></text:span>: <text:span text:style-name="T13">https://dblp.uni-trier.de/pers/hd/r/Ren:Shanshan</text:span></text:p>
      <text:p text:style-name="P4"/>
      <text:p text:style-name="P6"><text:span text:style-name="T6">REFERENCIAS WOS</text:span></text:p>
      <text:p text:style-name="Bibliography_20_1">Ahmed, N., Levy, J.,<text:span text:style-name="T4"> Ren, S.</text:span>, Mushtaq, H., Bertels, K., &amp; Al-Ars, Z. (2019). GASAL2: A GPU accelerated sequence alignment library for high-throughput NGS data. <text:span text:style-name="T17">Bmc Bioinformatics</text:span>, <text:span text:style-name="T17">20</text:span>(1), 520. </text:p>
      <text:p text:style-name="P11">Guo, J., Mei, T., Li, Y., <text:span text:style-name="T4">Ren, S.</text:span>, Hafezi, M., Lu, H., Li, Y., &amp; Dong, G. (2018). Sustained-release application of PCEC hydrogel on laser-textured surface lubrication. <text:span text:style-name="T17">Materials Research Express</text:span>, <text:span text:style-name="T17">5</text:span>(6), 065315. </text:p>
      <text:p text:style-name="P11">He, Y., Zeng, Y., Chen, K., Ullah, E., Li, S., Zhang, L., Yin, S., Guo, S., Jin, B., &amp; <text:span text:style-name="T4">Ren, S.</text:span> (2019). Solvent extraction performance of Sm (III) using a T-junction microreactor with 2-ethylhexyl phosphonic acid mono-2-ethylhexyl (EHEHPA). <text:span text:style-name="T17">Chemical Engineering and Processing-Process Intensification</text:span>, <text:span text:style-name="T17">136</text:span>, 28–35. </text:p>
      <text:p text:style-name="Bibliography_20_1">Lu, H., Lv, L., Ma, J., Ban, W., <text:span text:style-name="T4">Ren, S.</text:span>, Dong, G., Li, J., &amp; Dang, X. (2018). Carbon dots intensified poly (ethylene glycol)/chitosan/sodium glycerophosphate hydrogel as artificial synovium tissue with slow-release lubricant. <text:span text:style-name="T17">Journal of the Mechanical Behavior of Biomedical Materials</text:span>, <text:span text:style-name="T17">88</text:span>, 261–269.</text:p>
      <text:p text:style-name="Bibliography_20_1"/>
      <text:p text:style-name="Cuerpo"><text:span text:style-name="T3"/></text:p>
      <text:p text:style-name="Cuerpo"><text:span text:style-name="T3">THESIS</text:span><text:span text:style-name="T1"> 2</text:span></text:p>
      <text:p text:style-name="P1"><text:span text:style-name="T14"/></text:p>
      <text:p text:style-name="P1"><text:span text:style-name="T14">Finding regions of aberrant DNA copy number associated with tumor phenotype</text:span></text:p>
      <text:p text:style-name="P4">Tolosi, <text:span text:style-name="T20">Laura</text:span></text:p>
      <text:p text:style-name="P2"/>
      <text:p text:style-name="P4"><text:span text:style-name="T5">URL:</text:span><text:span text:style-name="T18"> </text:span>https://publikationen.sulb.uni-saarland.de/handle/20.500.11880/26454;jsessionid=65E3116595FDD005C2A4A5B1E42B63F8</text:p>
      <text:p text:style-name="P4"/>
      <text:p text:style-name="P4"><text:span text:style-name="Ninguno"><text:span text:style-name="T1">DBLP</text:span></text:span>: <text:span text:style-name="T16">https://dblp.uni-trier.de/pers/hd/t/Tolosi:Laura</text:span></text:p>
      <text:p text:style-name="P4"/>
      <text:p text:style-name="P7"><text:span text:style-name="T6">REFERENCIAS WOS</text:span></text:p>
      <text:p text:style-name="P10">Altmann, A., <text:span text:style-name="T4">Tolosi, L.</text:span>, Sander, O., &amp; Lengauer, T. (2010). Permutation importance: a corrected feature importance measure. <text:span text:style-name="T17">Bioinformatics</text:span>, <text:span text:style-name="T17">26</text:span>(10), 1340–1347. </text:p>
      <text:p text:style-name="P10"><text:soft-page-break/>Dimitroff, G., Georgiev, G., <text:span text:style-name="T4">Tolosi, L.</text:span>, &amp; Popov, B. (2015). Efficient measure maximization via weighted maximum likelihood. <text:span text:style-name="T17">Machine Learning</text:span>, <text:span text:style-name="T17">98</text:span>(3), 435–454. </text:p>
      <text:p text:style-name="P10">Kamradt, J., Jung, V., Wahrheit, K.,<text:span text:style-name="T4"> Tolosi, L.</text:span>, Rahnenfuehrer, J., Schilling, M., Walker, R., Davis, S., Stoeckle, M., Meltzer, P., &amp; Wullich, B. (2007). Detection of Novel Amplicons in Prostate Cancer by Comprehensive Genomic Profiling of Prostate Cancer Cell Lines Using Oligonucleotide-Based ArrayCGH. <text:span text:style-name="T17">Plos One</text:span>, <text:span text:style-name="T17">2</text:span>(8), e769. </text:p>
      <text:p text:style-name="P10">Schelhorn, S.-E., Fischer, M., <text:span text:style-name="T4">Tolosi, L.</text:span>, Altmueller, J., Nuernberg, P., Pfister, H., Lengauer, T., &amp; Berthold, F. (2013). Sensitive Detection of Viral Transcripts in Human Tumor Transcriptomes. <text:span text:style-name="T17">Plos Computational Biology</text:span>, <text:span text:style-name="T17">9</text:span>(10), e1003228. </text:p>
      <text:p text:style-name="P10">Sos, M. L., Michel, K., Zander, T., Weiss, J., Frommolt, P., Peifer, M., Li, D., Ullrich, R., Koker, M., Fischer, F., Shimamura, T., Rauh, D., Mermel, C., Fischer, S., Stueckrath, I., Heynck, S., Beroukhim, R., Lin, W., Winckler, W., … Thomas, R. K. (2009). Predicting drug susceptibility of non-small cell lung cancers based on genetic lesions. <text:span text:style-name="T17">Journal of Clinical Investigation</text:span>, <text:span text:style-name="T17">119</text:span>(6), 1727–1740. </text:p>
      <text:p text:style-name="P10"><text:span text:style-name="T4">Tolosi, L.</text:span>, &amp; Lengauer, T. (2011). Classification with correlated features: unreliability of feature ranking and solutions. <text:span text:style-name="T17">Bioinformatics</text:span>, <text:span text:style-name="T17">27</text:span>(14), 1986–1994. </text:p>
      <text:p text:style-name="P9"><text:span text:style-name="T4">Tolosi, L.</text:span>, Theissen, J., Halachev, K., Hero, B., Berthold, F., &amp; Lengauer, T. (2013). A method for finding consensus breakpoints in the cancer genome from copy number data. <text:span text:style-name="T17">Bioinformatics</text:span>, <text:span text:style-name="T17">29</text:span>(14), 1793–1800. </text:p>
      <text:p text:style-name="P9"/>
      <text:p text:style-name="Cuerpo"><text:span text:style-name="T1">Thesis 3</text:span></text:p>
      <text:p text:style-name="Cuerpo"><text:span text:style-name="T1">Compression of large DNA databases</text:span></text:p>
      <text:p text:style-name="P4">Kuruppu , Shanika</text:p>
      <text:p text:style-name="P4"/>
      <text:p text:style-name="P4"><text:span text:style-name="T11">URL:</text:span><text:span text:style-name="T12"> </text:span><text:span text:style-name="T8">https://minerva-access.unimelb.edu.au/handle/11343/37308</text:span></text:p>
      <text:p text:style-name="P4"/>
      <text:p text:style-name="P4"><text:span text:style-name="Ninguno"><text:span text:style-name="T1">DBLP</text:span></text:span>: https://dblp.uni-trier.de/pers/hd/k/Kuruppu:Shanika</text:p>
      <text:p text:style-name="P4"/>
      <text:p text:style-name="P5"><text:span text:style-name="T6">REFERENCIAS WOS</text:span></text:p>
      <text:p text:style-name="Bibliography_20_1"><text:span text:style-name="T4">Kuruppu, S.</text:span>, Beresford-Smith, B., Conway, T., &amp; Zobel, J. (2012). Iterative Dictionary Construction for Compression of Large DNA Data Sets. <text:span text:style-name="T17">Ieee-Acm Transactions on Computational Biology and Bioinformatics</text:span>, <text:span text:style-name="T17">9</text:span>(1), 137–149. </text:p>
      <text:p text:style-name="Bibliography_20_1"><text:soft-page-break/><text:span text:style-name="T4">Kuruppu, S.</text:span>, Puglisi, S. J., &amp; Zobel, J. (2010). Relative Lempel-Ziv Compression of Genomes for Large-Scale Storage and Retrieval. In E. Chavez &amp; S. Lonardi (Eds.), <text:span text:style-name="T17">String Processing and Information Retrieval</text:span> (Vol. 6393, pp. 201-+).</text:p>
      <text:p text:style-name="Bibliography_20_1"><text:span text:style-name="T4">Kuruppu, S.</text:span>, Puglisi, S. J., &amp; Zobel, J. (2011). Reference Sequence Construction for Relative Compression of Genomes. In R. Grossi, F. Sebastiani, &amp; F. Silvestri (Eds.), <text:span text:style-name="T17">String Processing and Information Retrieval</text:span> (Vol. 7024, pp. 420-+).</text:p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uerpo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none" fo:country="none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Por_20_omisión" style:display-name="Por omisión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none" fo:country="none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847cm" fo:text-indent="-1.27cm" style:auto-text-indent="false">
        <style:tab-stops/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Ninguno" style:family="text">
      <style:text-properties fo:language="none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21:01:21.932406434</dc:date>
    <meta:editing-duration>PT19M53S</meta:editing-duration>
    <meta:editing-cycles>6</meta:editing-cycles>
    <meta:generator>LibreOffice/5.3.4.2$MacOSX_X86_64 LibreOffice_project/f82d347ccc0be322489bf7da61d7e4ad13fe2ff3</meta:generator>
    <meta:document-statistic meta:table-count="0" meta:image-count="0" meta:object-count="0" meta:page-count="3" meta:paragraph-count="32" meta:word-count="545" meta:character-count="4118" meta:non-whitespace-character-count="3602"/>
    <meta:user-defined meta:name="ZOTERO_PREF_1">&lt;data data-version="3" zotero-version="5.0.82"&gt;&lt;session id="cOTT6nKH"/&gt;&lt;style id="http://www.zotero.org/styles/apa" locale="en-US" hasBibliography="1" bibliographyStyleHasBeenSet="1"/&gt;&lt;prefs&gt;&lt;pref name="fieldType" value="ReferenceMark"/&gt;&lt;pref name="automa</meta:user-defined>
    <meta:user-defined meta:name="ZOTERO_PREF_2">ticJournalAbbreviations" value="true"/&gt;&lt;/prefs&gt;&lt;/data&gt;</meta:user-defined>
  </office:meta>
</office:document-meta>
</file>